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20pt" style:font-size-asian="20pt" style:font-size-complex="20pt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text-properties fo:font-size="12pt" fo:font-style="italic" style:font-size-asian="12pt" style:font-style-asian="italic" style:font-size-complex="12pt" style:font-style-complex="italic"/>
    </style:style>
    <style:style style:name="P4" style:family="paragraph" style:parent-style-name="Standard">
      <style:text-properties fo:font-size="12pt" fo:font-style="italic" style:font-size-asian="12pt" style:font-style-asian="italic" style:font-size-complex="12pt" style:font-style-complex="italic"/>
    </style:style>
    <style:style style:name="P5" style:family="paragraph" style:parent-style-name="Standard">
      <style:text-properties fo:font-size="12pt" fo:font-style="normal" style:font-size-asian="12pt" style:font-style-asian="normal" style:font-size-complex="12pt" style:font-style-complex="normal"/>
    </style:style>
    <style:style style:name="P6" style:family="paragraph" style:parent-style-name="Standard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ld</text:p>
      <text:p text:style-name="P2">Das Geld bekommt jedes Monat einen neuen Wert, je nach durchschnittsgeld.Damit verhindert man eine Wirtschaftsgriese.</text:p>
      <text:p text:style-name="P2"/>
      <text:p text:style-name="P2">Dabei gild:</text:p>
      <text:p text:style-name="P3">M = (K/100)</text:p>
      <text:p text:style-name="P3">M(-1) = ((K(-1) -K)/100) </text:p>
      <text:p text:style-name="P3"/>
      <text:p text:style-name="P5">Das Heist so viel wie der Schein der im Monat(M) gedruckt wird,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27M02S</meta:editing-duration>
    <meta:editing-cycles>8</meta:editing-cycles>
    <meta:generator>OpenOffice.org/3.2$Win32 OpenOffice.org_project/320m12$Build-9483</meta:generator>
    <dc:date>2010-05-06T16:18:10.67</dc:date>
    <dc:creator>Orasund Sozosha</dc:creator>
    <meta:document-statistic meta:table-count="0" meta:image-count="0" meta:object-count="0" meta:page-count="1" meta:paragraph-count="6" meta:word-count="37" meta:character-count="231"/>
    <meta:user-defined meta:name="Info 1"/>
    <meta:user-defined meta:name="Info 2"/>
    <meta:user-defined meta:name="Info 3"/>
    <meta:user-defined meta:name="Info 4"/>
  </office:meta>
</office:document-meta>
</file>